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3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2.5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Geocoder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office:value-type="string" table:number-columns-spanned="3" table:number-rows-spanned="1">
            <text:p>A service for converting between an address and a <text:a xlink:href="../LatLng%20class.ods">LatLng</text:a>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2" office:value-type="string">
            <text:p>Constructor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Constructor 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2">
          <table:table-cell office:value-type="string">
            <text:p>Geocoder() </text:p>
          </table:table-cell>
          <table:table-cell office:value-type="string" table:number-columns-spanned="2" table:number-rows-spanned="1">
            <text:p>Creates a new instance of a Geocoder that sends geocode requests to Google servers.</text:p>
          </table:table-cell>
          <table:covered-table-cell/>
        </table:table-row>
        <table:table-row table:style-name="ro2">
          <table:table-cell table:number-columns-repeated="3"/>
        </table:table-row>
        <table:table-row table:style-name="ro4">
          <table:table-cell table:style-name="ce2" office:value-type="string">
            <text:p>Methods</text:p>
          </table:table-cell>
          <table:table-cell table:style-name="ce4" table:number-columns-repeated="2"/>
        </table:table-row>
        <table:table-row table:style-name="ro5">
          <table:table-cell table:style-name="ce3" office:value-type="string">
            <text:p>Methods </text:p>
          </table:table-cell>
          <table:table-cell table:style-name="ce3" office:value-type="string">
            <text:p>Return Value </text:p>
          </table:table-cell>
          <table:table-cell table:style-name="ce3" office:value-type="string">
            <text:p>Description</text:p>
          </table:table-cell>
        </table:table-row>
        <table:table-row table:style-name="ro6">
          <table:table-cell table:style-name="ce4" office:value-type="string">
            <text:p>geocode(request:<text:a xlink:href="../GeocoderRequest%20object.ods">GeocoderRequest</text:a>, callback:function(Array.&lt;<text:a xlink:href="../GeocoderResult%20object.ods">GeocoderResult</text:a>&gt;, <text:a xlink:href="../GeocoderStatus%20class.ods">GeocoderStatus</text:a>)) </text:p>
          </table:table-cell>
          <table:table-cell table:style-name="ce4" office:value-type="string">
            <text:p>None </text:p>
          </table:table-cell>
          <table:table-cell table:style-name="ce4" office:value-type="string">
            <text:p>Geocode a request.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11/07/2012</text:date>, <text:time>17:32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1T17:09:44.60</meta:creation-date>
    <dc:date>2012-07-11T17:32:01.84</dc:date>
    <meta:editing-duration>PT22M17S</meta:editing-duration>
    <meta:editing-cycles>1</meta:editing-cycles>
    <meta:document-statistic meta:table-count="3" meta:cell-count="14" meta:object-count="0"/>
    <meta:generator>OpenOffice.org/3.3$Win32 OpenOffice.org_project/330m20$Build-9567</meta:generator>
  </office:meta>
</office:document-meta>
</file>